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395" officeooo:paragraph-rsid="00075395"/>
    </style:style>
    <style:style style:name="P2" style:family="paragraph" style:parent-style-name="Standard">
      <style:text-properties officeooo:paragraph-rsid="00075395"/>
    </style:style>
    <style:style style:name="P3" style:family="paragraph" style:parent-style-name="Standard">
      <style:text-properties officeooo:rsid="00094e09" officeooo:paragraph-rsid="00075395"/>
    </style:style>
    <style:style style:name="P4" style:family="paragraph" style:parent-style-name="Standard">
      <style:text-properties officeooo:rsid="00094e09" officeooo:paragraph-rsid="00094e09"/>
    </style:style>
    <style:style style:name="T1" style:family="text">
      <style:text-properties officeooo:rsid="00075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СТ</text:p>
      <text:p text:style-name="P1">не горит — прибор выключен</text:p>
      <text:p text:style-name="P1">мигает — прибор включен, сигнала на запуск нет</text:p>
      <text:p text:style-name="P1">горит — прибор включен, есть сигнал на запуск</text:p>
      <text:p text:style-name="P1"/>
      <text:p text:style-name="P1">РАБОТА</text:p>
      <text:p text:style-name="P1">не горит — генератор не запущен</text:p>
      <text:p text:style-name="P1">горит — генератор запущен</text:p>
      <text:p text:style-name="P1"/>
      <text:p text:style-name="P1">ВЫХОД</text:p>
      <text:p text:style-name="P1">мигает — выход 220 В отключен (прогрев/охлаждение генератора)</text:p>
      <text:p text:style-name="P1">горит — выход 220 В подключен к генератору</text:p>
      <text:p text:style-name="P1">при выключенном приборе выход 220 В всегда подключен к генератору</text:p>
      <text:p text:style-name="P1"/>
      <text:p text:style-name="P1">ПУСК</text:p>
      <text:p text:style-name="P1">горит — включен стартер генератора</text:p>
      <text:p text:style-name="P1">мигает — пауза между попытками пуска</text:p>
      <text:p text:style-name="P1"/>
      <text:p text:style-name="P1">СТОП</text:p>
      <text:p text:style-name="P2"><text:span text:style-name="T1">горит — глушение генератора</text:span></text:p>
      <text:p text:style-name="P1"/>
      <text:p text:style-name="P1">ПУСК (ошибка)</text:p>
      <text:p text:style-name="P1">горит — превышено количество попыток запуска</text:p>
      <text:p text:style-name="P1"/>
      <text:p text:style-name="P1">СТОП</text:p>
      <text:p text:style-name="P1">горит — превышено время глушения генератора</text:p>
      <text:p text:style-name="P1"/>
      <text:p text:style-name="P1"/>
      <text:p text:style-name="P1">Настройки по умолчанию</text:p>
      <text:p text:style-name="P1">Время работы стартера — 3 с</text:p>
      <text:p text:style-name="P1">Пауза между попытками пуска — 10 с</text:p>
      <text:p text:style-name="P1">Количество попыток пуска — 5</text:p>
      <text:p text:style-name="P1">Максимальное время глушения — 20 с</text:p>
      <text:p text:style-name="P1">Время прогрева — 3 мин</text:p>
      <text:p text:style-name="P1">Время охлаждения — 3 мин</text:p>
      <text:p text:style-name="P3"/>
      <text:p text:style-name="P3"/>
      <text:p text:style-name="P4">https://github.com/dkhlystov/avr-lazo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7T14:33:47.378135222</meta:creation-date>
    <dc:date>2024-07-17T14:49:29.316963463</dc:date>
    <meta:editing-duration>PT4M51S</meta:editing-duration>
    <meta:editing-cycles>1</meta:editing-cycles>
    <meta:document-statistic meta:table-count="0" meta:image-count="0" meta:object-count="0" meta:page-count="1" meta:paragraph-count="28" meta:word-count="112" meta:character-count="793" meta:non-whitespace-character-count="691"/>
    <meta:generator>LibreOffice/6.4.7.2$Linux_X86_64 LibreOffice_project/40$Build-2</meta:generator>
  </office:meta>
</office:document-meta>
</file>